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first commit.</text:p>
      <text:p text:style-name="Standard"/>
      <text:p text:style-name="Standard">This will be added from the stash</text:p>
      <text:p text:style-name="Standard">edited the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4T09:25:36.02</meta:creation-date>
    <dc:date>2020-03-24T09:59:24.52</dc:date>
    <meta:editing-duration>PT44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3" meta:word-count="15" meta:character-count="73"/>
  </office:meta>
</office:document-meta>
</file>